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default-bool" style:family="table-cell" style:data-style-name="bool1"/>
    <style:style style:name="default-num" style:family="table-cell" style:data-style-name="num1"/>
    <style:style style:name="default-datetime" style:family="table-cell" style:data-style-name="datetime1"/>
    <style:style style:name="default-interval" style:family="table-cell" style:data-style-name="interval1"/>
    <style:style style:name="Automorphism 2" style:family="table-cell" style:data-style-name="Automorphism 1">
      <style:table-cell-properties fo:background-color="#4da6ff"/>
    </style:style>
    <style:style style:name="default-currency" style:family="table-cell" style:data-style-name="currency1"/>
    <style:style style:name="default-time" style:family="table-cell" style:data-style-name="time1"/>
    <style:style style:name="default-percent" style:family="table-cell" style:data-style-name="percent1"/>
    <style:style style:name="Automorphism And Affine Automorphism 2" style:family="table-cell" style:data-style-name="Automorphism And Affine Automorphism 1">
      <style:table-cell-properties fo:background-color="#55ff33"/>
    </style:style>
    <style:style style:name="default-date" style:family="table-cell" style:data-style-name="date1"/>
    <style:style style:name="Affine Automorphism 2" style:family="table-cell" style:data-style-name="Affine Automorphism 1">
      <style:table-cell-properties fo:background-color="#ffff66"/>
    </style:style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0 1 2 3</text:p>
            <text:p>0 1 2 3</text:p>
          </table:table-cell>
          <table:table-cell office:value-type="string">
            <text:p>0 1 2 3</text:p>
            <text:p>0 1 3 2</text:p>
          </table:table-cell>
          <table:table-cell office:value-type="string">
            <text:p>0 1 2 3</text:p>
            <text:p>0 2 1 3</text:p>
          </table:table-cell>
          <table:table-cell office:value-type="string">
            <text:p>0 1 2 3</text:p>
            <text:p>0 2 3 1</text:p>
          </table:table-cell>
          <table:table-cell office:value-type="string">
            <text:p>0 1 2 3</text:p>
            <text:p>0 3 1 2</text:p>
          </table:table-cell>
          <table:table-cell office:value-type="string">
            <text:p>0 1 2 3</text:p>
            <text:p>0 3 2 1</text:p>
          </table:table-cell>
          <table:table-cell office:value-type="string">
            <text:p>0 1 2 3</text:p>
            <text:p>1 0 2 3</text:p>
          </table:table-cell>
          <table:table-cell office:value-type="string">
            <text:p>0 1 2 3</text:p>
            <text:p>1 0 3 2</text:p>
          </table:table-cell>
          <table:table-cell office:value-type="string">
            <text:p>0 1 2 3</text:p>
            <text:p>1 2 0 3</text:p>
          </table:table-cell>
          <table:table-cell office:value-type="string">
            <text:p>0 1 2 3</text:p>
            <text:p>1 2 3 0</text:p>
          </table:table-cell>
          <table:table-cell office:value-type="string">
            <text:p>0 1 2 3</text:p>
            <text:p>1 3 0 2</text:p>
          </table:table-cell>
          <table:table-cell office:value-type="string">
            <text:p>0 1 2 3</text:p>
            <text:p>1 3 2 0</text:p>
          </table:table-cell>
          <table:table-cell office:value-type="string">
            <text:p>0 1 2 3</text:p>
            <text:p>2 0 1 3</text:p>
          </table:table-cell>
          <table:table-cell office:value-type="string">
            <text:p>0 1 2 3</text:p>
            <text:p>2 0 3 1</text:p>
          </table:table-cell>
          <table:table-cell office:value-type="string">
            <text:p>0 1 2 3</text:p>
            <text:p>2 1 0 3</text:p>
          </table:table-cell>
          <table:table-cell office:value-type="string">
            <text:p>0 1 2 3</text:p>
            <text:p>2 1 3 0</text:p>
          </table:table-cell>
          <table:table-cell office:value-type="string">
            <text:p>0 1 2 3</text:p>
            <text:p>2 3 0 1</text:p>
          </table:table-cell>
          <table:table-cell office:value-type="string">
            <text:p>0 1 2 3</text:p>
            <text:p>2 3 1 0</text:p>
          </table:table-cell>
          <table:table-cell office:value-type="string">
            <text:p>0 1 2 3</text:p>
            <text:p>3 0 1 2</text:p>
          </table:table-cell>
          <table:table-cell office:value-type="string">
            <text:p>0 1 2 3</text:p>
            <text:p>3 0 2 1</text:p>
          </table:table-cell>
          <table:table-cell office:value-type="string">
            <text:p>0 1 2 3</text:p>
            <text:p>3 1 0 2</text:p>
          </table:table-cell>
          <table:table-cell office:value-type="string">
            <text:p>0 1 2 3</text:p>
            <text:p>3 1 2 0</text:p>
          </table:table-cell>
          <table:table-cell office:value-type="string">
            <text:p>0 1 2 3</text:p>
            <text:p>3 2 0 1</text:p>
          </table:table-cell>
          <table:table-cell office:value-type="string">
            <text:p>0 1 2 3</text:p>
            <text:p>3 2 1 0</text:p>
          </table:table-cell>
        </table:table-row>
        <table:table-row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  <table:table-cell office:value-type="string">
            <text:p>p_6</text:p>
          </table:table-cell>
          <table:table-cell office:value-type="string">
            <text:p>p_7</text:p>
          </table:table-cell>
          <table:table-cell office:value-type="string">
            <text:p>p_8</text:p>
          </table:table-cell>
          <table:table-cell office:value-type="string">
            <text:p>p_9</text:p>
          </table:table-cell>
          <table:table-cell office:value-type="string">
            <text:p>p_10</text:p>
          </table:table-cell>
          <table:table-cell office:value-type="string">
            <text:p>p_11</text:p>
          </table:table-cell>
          <table:table-cell office:value-type="string">
            <text:p>p_12</text:p>
          </table:table-cell>
          <table:table-cell office:value-type="string">
            <text:p>p_13</text:p>
          </table:table-cell>
          <table:table-cell office:value-type="string">
            <text:p>p_14</text:p>
          </table:table-cell>
          <table:table-cell office:value-type="string">
            <text:p>p_15</text:p>
          </table:table-cell>
          <table:table-cell office:value-type="string">
            <text:p>p_16</text:p>
          </table:table-cell>
          <table:table-cell office:value-type="string">
            <text:p>p_17</text:p>
          </table:table-cell>
          <table:table-cell office:value-type="string">
            <text:p>p_18</text:p>
          </table:table-cell>
          <table:table-cell office:value-type="string">
            <text:p>p_19</text:p>
          </table:table-cell>
          <table:table-cell office:value-type="string">
            <text:p>p_20</text:p>
          </table:table-cell>
          <table:table-cell office:value-type="string">
            <text:p>p_21</text:p>
          </table:table-cell>
          <table:table-cell office:value-type="string">
            <text:p>p_22</text:p>
          </table:table-cell>
          <table:table-cell office:value-type="string">
            <text:p>p_23</text:p>
          </table:table-cell>
        </table:table-row>
        <table:table-row>
          <table:table-cell office:value-type="string">
            <text:p>F_0</text:p>
          </table:table-cell>
          <table:table-cell table:style-name="Automorphism And Affine Automorphism 2" office:value-type="string">
            <text:p>Aut: 384</text:p>
            <text:p>AAut: 96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96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96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32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120</text:p>
          </table:table-cell>
          <table:table-cell table:style-name="Affine Automorphism 2" office:value-type="string">
            <text:p>Aut: 0</text:p>
            <text:p>AAut: 96</text:p>
          </table:table-cell>
        </table:table-row>
        <table:table-row>
          <table:table-cell office:value-type="string">
            <text:p>F_1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2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3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</table:table-row>
        <table:table-row>
          <table:table-cell office:value-type="string">
            <text:p>F_4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5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</table:table-row>
        <table:table-row>
          <table:table-cell office:value-type="string">
            <text:p>F_6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7</text:p>
          </table:table-cell>
          <table:table-cell table:style-name="Automorphism 2" office:value-type="string">
            <text:p>Aut: 24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24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8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</table:table-row>
        <table:table-row>
          <table:table-cell office:value-type="string">
            <text:p>F_9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10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</table:table-row>
        <table:table-row>
          <table:table-cell office:value-type="string">
            <text:p>F_11</text:p>
          </table:table-cell>
          <table:table-cell table:style-name="Automorphism 2" office:value-type="string">
            <text:p>Aut: 24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utomorphism 2" office:value-type="string">
            <text:p>Aut: 24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</table:table-row>
        <table:table-row>
          <table:table-cell office:value-type="string">
            <text:p>F_12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</table:table-row>
        <table:table-row>
          <table:table-cell office:value-type="string">
            <text:p>F_13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utomorphism And Affine Automorphism 2" office:value-type="string">
            <text:p>Aut: 6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</table:table-row>
        <table:table-row>
          <table:table-cell office:value-type="string">
            <text:p>F_14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14</text:p>
            <text:p>AAut: 14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4</text:p>
          </table:table-cell>
        </table:table-row>
        <table:table-row>
          <table:table-cell office:value-type="string">
            <text:p>F_15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</table:table-row>
        <table:table-row>
          <table:table-cell office:value-type="string">
            <text:p>F_16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  <table:table-cell table:style-name="Affine Automorphism 2" office:value-type="string">
            <text:p>Aut: 0</text:p>
            <text:p>AAut: 1</text:p>
          </table:table-cell>
        </table:table-row>
        <table:table-row>
          <table:table-cell office:value-type="string">
            <text:p>F_17</text:p>
          </table:table-cell>
          <table:table-cell table:style-name="Automorphism 2" office:value-type="string">
            <text:p>Aut: 24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16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ffine Automorphism 2" office:value-type="string">
            <text:p>Aut: 0</text:p>
            <text:p>AAut: 8</text:p>
          </table:table-cell>
          <table:table-cell table:style-name="Affine Automorphism 2" office:value-type="string">
            <text:p>Aut: 0</text:p>
            <text:p>AAut: 8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16</text:p>
          </table:table-cell>
          <table:table-cell table:style-name="Automorphism 2" office:value-type="string">
            <text:p>Aut: 24</text:p>
            <text:p>AAut: 0</text:p>
          </table:table-cell>
        </table:table-row>
        <table:table-row>
          <table:table-cell office:value-type="string">
            <text:p>F_18</text:p>
          </table:table-cell>
          <table:table-cell table:style-name="Automorphism 2" office:value-type="string">
            <text:p>Aut: 6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6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utomorphism 2" office:value-type="string">
            <text:p>Aut: 6</text:p>
            <text:p>AAut: 0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ffine Automorphism 2" office:value-type="string">
            <text:p>Aut: 0</text:p>
            <text:p>AAut: 6</text:p>
          </table:table-cell>
          <table:table-cell table:style-name="Affine Automorphism 2" office:value-type="string">
            <text:p>Aut: 0</text:p>
            <text:p>AAut: 6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2" office:value-type="string">
            <text:p>Aut: 6</text:p>
            <text:p>AAut: 0</text:p>
          </table:table-cell>
        </table:table-row>
        <table:table-row>
          <table:table-cell office:value-type="string">
            <text:p>F_19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table:style-name="Automorphism And Affine Automorphism 2" office:value-type="string">
            <text:p>Aut: 2</text:p>
            <text:p>AAut: 2</text:p>
          </table:table-cell>
          <table:table-cell office:value-type="string">
            <text:p>Aut: 0</text:p>
            <text:p>AAut: 0</text:p>
          </table:table-cell>
          <table:table-cell office:value-type="string">
            <text:p>Aut: 0</text:p>
            <text:p>AAut: 0</text:p>
          </table:table-cell>
          <table:table-cell table:style-name="Automorphism And Affine Automorphism 2" office:value-type="string">
            <text:p>Aut: 2</text:p>
            <text:p>AAut: 2</text:p>
          </table:table-cell>
        </table:table-row>
        <table:table-row>
          <table:table-cell office:value-type="string">
            <text:p>Sum W/o 0</text:p>
          </table:table-cell>
          <table:table-cell table:style-name="Automorphism And Affine Automorphism 2" office:value-type="string">
            <text:p>Aut: 192</text:p>
            <text:p>AAut: 114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utomorphism And Affine Automorphism 2" office:value-type="string">
            <text:p>Aut: 32</text:p>
            <text:p>AAut: 114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32</text:p>
            <text:p>AAut: 114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9</text:p>
            <text:p>AAut: 60</text:p>
          </table:table-cell>
          <table:table-cell table:style-name="Automorphism And Affine Automorphism 2" office:value-type="string">
            <text:p>Aut: 16</text:p>
            <text:p>AAut: 64</text:p>
          </table:table-cell>
          <table:table-cell table:style-name="Affine Automorphism 2" office:value-type="string">
            <text:p>Aut: 0</text:p>
            <text:p>AAut: 64</text:p>
          </table:table-cell>
          <table:table-cell table:style-name="Automorphism And Affine Automorphism 2" office:value-type="string">
            <text:p>Aut: 32</text:p>
            <text:p>AAut: 114</text:p>
          </table:table-cell>
        </table:table-row>
        <table:table-row>
          <table:table-cell office:value-type="string">
            <text:p>Sum All</text:p>
          </table:table-cell>
          <table:table-cell table:style-name="Automorphism And Affine Automorphism 2" office:value-type="string">
            <text:p>Aut: 576</text:p>
            <text:p>AAut: 210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utomorphism And Affine Automorphism 2" office:value-type="string">
            <text:p>Aut: 32</text:p>
            <text:p>AAut: 210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32</text:p>
            <text:p>AAut: 210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9</text:p>
            <text:p>AAut: 192</text:p>
          </table:table-cell>
          <table:table-cell table:style-name="Automorphism And Affine Automorphism 2" office:value-type="string">
            <text:p>Aut: 16</text:p>
            <text:p>AAut: 184</text:p>
          </table:table-cell>
          <table:table-cell table:style-name="Affine Automorphism 2" office:value-type="string">
            <text:p>Aut: 0</text:p>
            <text:p>AAut: 184</text:p>
          </table:table-cell>
          <table:table-cell table:style-name="Automorphism And Affine Automorphism 2" office:value-type="string">
            <text:p>Aut: 32</text:p>
            <text:p>AAut: 210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country="US" number:language="en">
      <number:boolean/>
    </number:boolean-style>
    <number:currency-style style:name="currency1" number:language="en" number:country="US">
      <number:currency-symbol number:country="US" number:language="en">$</number:currency-symbol>
      <number:text> </number:text>
      <number:number number:grouping="true" number:min-decimal-places="2" number:min-integer-digits="1" number:decimal-places="2"/>
    </number:currency-style>
    <number:date-style style:name="date1" number:country="US" number:language="en">
      <number:month number:style="long"/>
      <number:text>/</number:text>
      <number:day number:style="long"/>
      <number:text>/</number:text>
      <number:year number:style="long"/>
    </number:date-style>
    <number:date-style style:name="datetime1" number:country="US" number:language="en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um1" number:country="US" number:language="en">
      <number:number number:min-integer-digits="1" number:decimal-places="2"/>
    </number:number-style>
    <number:percentage-style style:name="percent1" number:language="en" number:country="US">
      <number:number number:min-integer-digits="1" number:decimal-places="2"/>
      <number:text>%</number:text>
    </number:percentage-style>
    <number:text-style style:name="Automorphism And Affine Automorphism 1"/>
    <number:text-style style:name="Automorphism 1"/>
    <number:text-style style:name="Affine Automorphism 1"/>
    <number:time-style style:name="interval1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9T10:55:48</meta:creation-date>
    <meta:editing-duration>P0D</meta:editing-duration>
    <meta:editing-cycles>1</meta:editing-cycles>
  </office:meta>
</office:document-meta>
</file>